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766cm" style:rel-column-width="2136*"/>
    </style:style>
    <style:style style:name="Tableau1.B" style:family="table-column">
      <style:table-column-properties style:column-width="3.027cm" style:rel-column-width="1717*"/>
    </style:style>
    <style:style style:name="Tableau1.C" style:family="table-column">
      <style:table-column-properties style:column-width="2.896cm" style:rel-column-width="1643*"/>
    </style:style>
    <style:style style:name="Tableau1.D" style:family="table-column">
      <style:table-column-properties style:column-width="2.753cm" style:rel-column-width="1562*"/>
    </style:style>
    <style:style style:name="Tableau1.E" style:family="table-column">
      <style:table-column-properties style:column-width="2.986cm" style:rel-column-width="1694*"/>
    </style:style>
    <style:style style:name="Tableau1.F" style:family="table-column">
      <style:table-column-properties style:column-width="1.572cm" style:rel-column-width="891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fo:background-color="#ffffa6" fo:padding="0.097cm" fo:border="0.5pt solid #000000" style:writing-mode="page">
        <style:background-image/>
      </style:table-cell-properties>
    </style:style>
    <style:style style:name="Tableau1.A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B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C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D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E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F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A4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B4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C4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D4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E4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F4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A5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C6" style:family="table-cell">
      <style:table-cell-properties fo:padding="0.097cm" fo:border="0.5pt solid #000000" style:writing-mode="page"/>
    </style:style>
    <style:style style:name="Tableau1.D6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.E6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P1" style:family="paragraph" style:parent-style-name="Standard">
      <style:text-properties officeooo:rsid="001f0355" officeooo:paragraph-rsid="001f0355"/>
    </style:style>
    <style:style style:name="P2" style:family="paragraph" style:parent-style-name="Table_20_Contents">
      <style:text-properties style:font-name="Liberation Sans" fo:font-size="24pt" officeooo:rsid="001f1ad9" officeooo:paragraph-rsid="001f1ad9" style:font-size-asian="24pt" style:font-size-complex="24pt"/>
    </style:style>
    <style:style style:name="P3" style:family="paragraph" style:parent-style-name="Table_20_Contents">
      <style:text-properties style:font-name="Liberation Sans" fo:font-size="24pt" officeooo:rsid="001f0355" officeooo:paragraph-rsid="001f1ad9" style:font-size-asian="24pt" style:font-size-complex="24pt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24pt" officeooo:rsid="001f0355" officeooo:paragraph-rsid="001f1ad9" style:font-size-asian="24pt" style:font-size-complex="24pt"/>
    </style:style>
    <style:style style:name="P5" style:family="paragraph" style:parent-style-name="Table_20_Contents">
      <style:text-properties style:font-name="Liberation Sans" fo:font-size="24pt" officeooo:rsid="001f0355" officeooo:paragraph-rsid="001f0355" style:font-size-asian="24pt" style:font-size-complex="24pt"/>
    </style:style>
    <style:style style:name="P6" style:family="paragraph" style:parent-style-name="Table_20_Contents">
      <style:text-properties style:font-name="Liberation Sans" fo:font-size="24pt" officeooo:rsid="001fd86c" officeooo:paragraph-rsid="001fd86c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oule Sentimentale (E-)</text:p>
      <text:p text:style-name="Text_20_body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">Intro boucle</text:p>
          </table:table-cell>
          <table:table-cell table:style-name="Tableau1.A1" office:value-type="string">
            <text:p text:style-name="P3">Em </text:p>
            <text:p text:style-name="P4">Am </text:p>
          </table:table-cell>
          <table:table-cell table:style-name="Tableau1.A1" office:value-type="string">
            <text:p text:style-name="P3">D7 </text:p>
            <text:p text:style-name="P4">B7</text:p>
          </table:table-cell>
          <table:table-cell table:style-name="Tableau1.A1" office:value-type="string">
            <text:p text:style-name="P3">Em </text:p>
            <text:p text:style-name="P4">C </text:p>
          </table:table-cell>
          <table:table-cell table:style-name="Tableau1.A1" office:value-type="string">
            <text:p text:style-name="P3">Am </text:p>
            <text:p text:style-name="P4">B7</text:p>
          </table:table-cell>
          <table:table-cell table:style-name="Tableau1.F1" office:value-type="string">
            <text:p text:style-name="P2">X 3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5"/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2">Couplet </text:p>
          </table:table-cell>
          <table:table-cell table:style-name="Tableau1.A1" office:value-type="string">
            <text:p text:style-name="P3">Em </text:p>
            <text:p text:style-name="P4">Am </text:p>
          </table:table-cell>
          <table:table-cell table:style-name="Tableau1.A1" office:value-type="string">
            <text:p text:style-name="P3">D7 </text:p>
            <text:p text:style-name="P4">B7</text:p>
          </table:table-cell>
          <table:table-cell table:style-name="Tableau1.A1" office:value-type="string">
            <text:p text:style-name="P3">Em </text:p>
            <text:p text:style-name="P4">C </text:p>
          </table:table-cell>
          <table:table-cell table:style-name="Tableau1.A1" office:value-type="string">
            <text:p text:style-name="P3">Am </text:p>
            <text:p text:style-name="P4">B7</text:p>
          </table:table-cell>
          <table:table-cell table:style-name="Tableau1.F1" office:value-type="string">
            <text:p text:style-name="P2">X 4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B4" office:value-type="string">
            <text:p text:style-name="P5"/>
          </table:table-cell>
          <table:table-cell table:style-name="Tableau1.C4" office:value-type="string">
            <text:p text:style-name="P5"/>
          </table:table-cell>
          <table:table-cell table:style-name="Tableau1.D4" office:value-type="string">
            <text:p text:style-name="P5"/>
          </table:table-cell>
          <table:table-cell table:style-name="Tableau1.E4" office:value-type="string">
            <text:p text:style-name="P5"/>
          </table:table-cell>
          <table:table-cell table:style-name="Tableau1.F4" office:value-type="string">
            <text:p text:style-name="P5"/>
          </table:table-cell>
        </table:table-row>
        <table:table-row>
          <table:table-cell table:style-name="Tableau1.A5" office:value-type="string">
            <text:p text:style-name="P2">Refrain</text:p>
            <text:p text:style-name="P2"/>
          </table:table-cell>
          <table:table-cell table:style-name="Tableau1.A1" office:value-type="string">
            <text:p text:style-name="P3">Em </text:p>
            <text:p text:style-name="P4">C </text:p>
          </table:table-cell>
          <table:table-cell table:style-name="Tableau1.A1" office:value-type="string">
            <text:p text:style-name="P3">Am </text:p>
            <text:p text:style-name="P4">B7</text:p>
          </table:table-cell>
          <table:table-cell table:style-name="Tableau1.A1" office:value-type="string">
            <text:p text:style-name="P3">Em </text:p>
            <text:p text:style-name="P4">Am </text:p>
          </table:table-cell>
          <table:table-cell table:style-name="Tableau1.A1" office:value-type="string">
            <text:p text:style-name="P3">D7 </text:p>
            <text:p text:style-name="P4">B7</text:p>
          </table:table-cell>
          <table:table-cell table:style-name="Tableau1.F1" office:value-type="string">
            <text:p text:style-name="P6">X 3</text:p>
          </table:table-cell>
        </table:table-row>
        <table:table-row>
          <table:table-cell table:style-name="Tableau1.A6" office:value-type="string">
            <text:p text:style-name="P5"/>
          </table:table-cell>
          <table:table-cell table:style-name="Tableau1.A1" office:value-type="string">
            <text:p text:style-name="P3">Em </text:p>
            <text:p text:style-name="P4">C </text:p>
          </table:table-cell>
          <table:table-cell table:style-name="Tableau1.C6" office:value-type="string">
            <text:p text:style-name="P3">Am </text:p>
            <text:p text:style-name="P4">B7</text:p>
          </table:table-cell>
          <table:table-cell table:style-name="Tableau1.D6" office:value-type="string">
            <text:p text:style-name="P5"/>
          </table:table-cell>
          <table:table-cell table:style-name="Tableau1.E6" office:value-type="string">
            <text:p text:style-name="P5"/>
          </table:table-cell>
          <table:table-cell table:style-name="Tableau1.E6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8:45:03.043884429</meta:creation-date>
    <dc:date>2025-09-27T22:00:36.512189191</dc:date>
    <meta:editing-duration>PT9M29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35" meta:word-count="41" meta:character-count="132" meta:non-whitespace-character-count="104"/>
  </office:meta>
</office:document-meta>
</file>